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596" officeooo:paragraph-rsid="0011c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8:38:09.602713965</meta:creation-date>
    <dc:date>2021-12-13T08:44:53.358320066</dc:date>
    <meta:editing-duration>PT6M4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